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 style:list-style-name="L2">
      <style:text-properties fo:font-style="italic" style:font-style-asian="italic" style:font-style-complex="italic"/>
    </style:style>
    <style:style style:name="P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BOOTSTRAP</text:p>
      <text:p text:style-name="P1"/>
      <text:p text:style-name="P2">El objetivo de esta práctica es familarizarnos lo más posible con bootstrap para realizar la práctica que corregiré.</text:p>
      <text:p text:style-name="P2"/>
      <text:p text:style-name="P2">El fichero ejercicio.html tiene los fuentes html necesarios para realizar el ejercicio.</text:p>
      <text:p text:style-name="P2"/>
      <text:p text:style-name="P2">El fichero solucion.html representa el estado final al que deberíamos llegar. </text:p>
      <text:p text:style-name="P2"/>
      <text:p text:style-name="P2"><text:span text:style-name="T1">Instrucciones</text:span></text:p>
      <text:p text:style-name="P2"><text:span text:style-name="T1"/></text:p>
      <text:list xml:id="list1002127221" text:style-name="L1">
        <text:list-item>
          <text:p text:style-name="P3"><text:span text:style-name="T2">Añade las clases “bootstrap” que sean necesarias </text:span></text:p>
        </text:list-item>
      </text:list>
      <text:p text:style-name="P2"/>
      <text:list xml:id="list755296191" text:continue-numbering="true" text:style-name="L1">
        <text:list-item>
          <text:p text:style-name="P3"><text:span text:style-name="T2">Modifica el css de bootstrap, a partir de ficheros less. </text:span></text:p>
        </text:list-item>
      </text:list>
      <text:p text:style-name="P8"><text:span text:style-name="T3">Pistas: centrate primero en el fichero de variables.less y luego en el theme.less. Utiliza lo que vimos en </text:span><text:a xlink:type="simple" xlink:href="http://es.wikieducator.org/Usuario:Juanda/bootstrap/Themes"><text:span text:style-name="T3">http://es.wikieducator.org/Usuario:Juanda/bootstrap/Themes</text:span></text:a><text:span text:style-name="T3"> porque te ayudará a optimizar tu tarea.</text:span></text:p>
      <text:p text:style-name="P8"><text:span text:style-name="T3"/></text:p>
      <text:list xml:id="list470854717" text:style-name="L2">
        <text:list-item>
          <text:p text:style-name="P4"><text:span text:style-name="T2">Footer fijo en el pie de página</text:span></text:p>
          <text:p text:style-name="P9">Pistas: Si tu css está algo flojo, bootstrap te ayuda con ejemplos: http://getbootstrap.com/examples/sticky-footer-navbar</text:p>
        </text:list-item>
      </text:list>
      <text:p text:style-name="P2"/>
      <text:list xml:id="list950747564" text:continue-numbering="true" text:style-name="L2">
        <text:list-item>
          <text:p text:style-name="P4"><text:span text:style-name="T2">Añade los iconos sociales en el footer. </text:span></text:p>
          <text:p text:style-name="P6"><text:span text:style-name="T2">Pistas: Para los iconos del pie de página se han utilizado los que aparecen en la carpeta icons. En la solución se ha generado un sprite y los css correspondientes, tal y como hicimos en su día. Te aconsejo que generes tu mismo el sprite de nuevo con alguna herramienta online, de forma que te ahorres hacer escribir el css correspondiente.</text:span></text:p>
        </text:list-item>
      </text:list>
      <text:p text:style-name="P5"><text:span text:style-name="T2"/></text:p>
      <text:p text:style-name="P5"><text:span text:style-name="T2"/></text:p>
      <text:list xml:id="list532999276" text:continue-numbering="true" text:style-name="L2">
        <text:list-item>
          <text:p text:style-name="P4"><text:span text:style-name="T2">Cambia los tipos de fuente para la página, utilizando Google Fonts.</text:span></text:p>
          <text:p text:style-name="P7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4-03-20T00:23:47</meta:creation-date>
    <dc:date>2014-03-20T00:35:29</dc:date>
    <dc:creator>juanda 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91" meta:character-count="1227" meta:non-whitespace-character-count="1050"/>
  </office:meta>
</office:document-meta>
</file>